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5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6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3208c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5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6" style:family="paragraph" style:parent-style-name="Standard">
      <style:text-properties officeooo:paragraph-rsid="0117a8d9"/>
    </style:style>
    <style:style style:name="P57" style:family="paragraph" style:parent-style-name="Standard">
      <style:text-properties officeooo:paragraph-rsid="0118f8f7"/>
    </style:style>
    <style:style style:name="P58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9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6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" fo:font-size="10pt" style:font-name-asian="Roboto2" style:font-size-asian="10pt" style:font-name-complex="Roboto2" style:font-size-complex="10pt"/>
    </style:style>
    <style:style style:name="T38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2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43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44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12e4713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3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4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5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7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8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9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9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0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1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2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03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04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05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style:font-name="Roboto" fo:font-size="10pt" style:font-size-asian="10pt" style:font-size-complex="10pt"/>
    </style:style>
    <style:style style:name="T107" style:family="text">
      <style:text-properties style:font-name="Roboto" fo:font-size="10pt" officeooo:rsid="0102247f" style:font-size-asian="10pt" style:font-size-complex="10pt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0edebf5" style:font-weight-asian="normal" style:font-weight-complex="normal"/>
    </style:style>
    <style:style style:name="T11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1" style:family="text">
      <style:text-properties fo:font-style="normal" officeooo:rsid="008e79c7" style:font-style-asian="normal" style:font-style-complex="normal"/>
    </style:style>
    <style:style style:name="T112" style:family="text">
      <style:text-properties fo:font-style="normal" officeooo:rsid="00bf2b2d" style:font-style-asian="normal" style:font-style-complex="normal"/>
    </style:style>
    <style:style style:name="T113" style:family="text">
      <style:text-properties officeooo:rsid="0094c2de"/>
    </style:style>
    <style:style style:name="T114" style:family="text">
      <style:text-properties officeooo:rsid="009b41a1"/>
    </style:style>
    <style:style style:name="T115" style:family="text">
      <style:text-properties officeooo:rsid="009f14e6"/>
    </style:style>
    <style:style style:name="T116" style:family="text">
      <style:text-properties officeooo:rsid="00a884b6"/>
    </style:style>
    <style:style style:name="T117" style:family="text">
      <style:text-properties officeooo:rsid="00ad8019"/>
    </style:style>
    <style:style style:name="T118" style:family="text">
      <style:text-properties officeooo:rsid="00ba1d29"/>
    </style:style>
    <style:style style:name="T119" style:family="text">
      <style:text-properties officeooo:rsid="00d0b07b"/>
    </style:style>
    <style:style style:name="T120" style:family="text">
      <style:text-properties officeooo:rsid="00e1f740"/>
    </style:style>
    <style:style style:name="T121" style:family="text">
      <style:text-properties officeooo:rsid="00f54a88"/>
    </style:style>
    <style:style style:name="T122" style:family="text">
      <style:text-properties officeooo:rsid="0100c247"/>
    </style:style>
    <style:style style:name="T123" style:family="text">
      <style:text-properties fo:color="#000000" style:text-underline-style="none"/>
    </style:style>
    <style:style style:name="T124" style:family="text">
      <style:text-properties officeooo:rsid="01294c75"/>
    </style:style>
    <style:style style:name="T125" style:family="text">
      <style:text-properties officeooo:rsid="012a0f54"/>
    </style:style>
    <style:style style:name="T126" style:family="text">
      <style:text-properties officeooo:rsid="012e4713"/>
    </style:style>
    <style:style style:name="T127" style:family="text">
      <style:text-properties officeooo:rsid="01301382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13">R</text:span>ICHARD S. ZHU</text:p>
          </table:table-cell>
          <table:table-cell table:style-name="Table2.B1" office:value-type="string">
            <text:p text:style-name="P42">•</text:p>
            <text:p text:style-name="P42"/>
            <text:p text:style-name="P42">•</text:p>
          </table:table-cell>
          <table:table-cell table:style-name="Table2.B1" office:value-type="string">
            <text:p text:style-name="P40"><text:a xlink:type="simple" xlink:href="mailto:rszhu@berkeley.edu" text:style-name="Internet_20_link" text:visited-style-name="Visited_20_Internet_20_Link"><text:span text:style-name="T123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1"/>
            <text:p text:style-name="P41"/>
            <text:p text:style-name="P41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23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23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23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60"><text:span text:style-name="T128">Top Margin: 10</text:span></text:p><text:p text:style-name="P60"><text:span text:style-name="T128">Bottom Margin: 0</text:span></text:p></office:annotation>E<text:span text:style-name="T119">D</text:span><office:annotation-end office:name="__Annotation__1520_3461496547"/><text:span text:style-name="T119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60"><text:span text:style-name="T128">Top Margin : 0</text:span></text:p><text:p text:style-name="P60"><text:span text:style-name="T128">Bottom Margin : 0</text:span></text:p><text:p text:style-name="P60"><text:span text:style-name="T128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10">Languages:</text:span><text:span text:style-name="T5"> </text:span>Python, Java, SQL, HTML/CSS, <text:span text:style-name="T120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60"><text:span text:style-name="T128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3">Portfolio Diversity Visualization Tool </text:span><text:span text:style-name="T44">(</text:span><text:span text:style-name="T45">Python</text:span><text:span text:style-name="T44">)</text:span></text:p>
            <text:p text:style-name="P6"><text:span text:style-name="T62"><text:s text:c="2"/>✪ <text:s/></text:span><text:span text:style-name="T102"><text:s/></text:span><text:span text:style-name="T99">Won </text:span><text:span text:style-name="T100">the </text:span><text:span text:style-name="T101">BlackRock API Prize at CalHacks 2019</text:span><text:span text:style-name="T63">,</text:span><text:span text:style-name="T90"> the largest collegiate hackathon in the world</text:span></text:p>
            <text:list xml:id="list3056605064" text:style-name="L1">
              <text:list-item>
                <text:p text:style-name="P44"><text:span text:style-name="T60">Built</text:span><text:span text:style-name="T53"> </text:span><text:span text:style-name="T60">a </text:span><text:span text:style-name="T53">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7"><text:span text:style-name="T114">Leveraged</text:span> BlackRock’<text:span text:style-name="T124">s</text:span> API to <text:span text:style-name="T118">compile, </text:span>sort, and categorize <text:span text:style-name="T115">security</text:span> data f<text:span text:style-name="T115">rom an array of stock symbols</text:span></text:p>
              </text:list-item>
              <text:list-item>
                <text:p text:style-name="P58"><text:span text:style-name="T91">Integrated</text:span><text:span text:style-name="T92"> MatPlotLib to visualize </text:span><text:span text:style-name="T93">calculated diversity</text:span><text:span text:style-name="T92"> data and to create a GUI for </text:span><text:span text:style-name="T94">user</text:span><text:span text:style-name="T92"> </text:span><text:span text:style-name="T95">portfolio input</text:span><text:span text:style-name="T50"> <text:s text:c="4"/></text:span><text:span text:style-name="T43"><text:s text:c="7"/></text:span><text:span text:style-name="T50"><text:s/></text:span><text:span text:style-name="T43"><text:s text:c="51"/></text:span><text:span text:style-name="T103"><text:s text:c="7"/></text:span><text:span text:style-name="T98"><text:s/></text:span><text:span text:style-name="T43"><text:s text:c="81"/></text:span><text:span text:style-name="T37"><text:s text:c="89"/></text:span><text:span text:style-name="T104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3">Bomberman Remastered </text:span><text:span text:style-name="T44">(Java</text:span><text:span text:style-name="T46">)</text:span></text:p>
            <text:list xml:id="list172717857411818" text:continue-numbering="true" text:style-name="L1">
              <text:list-item>
                <text:p text:style-name="P49"><text:span text:style-name="T125">Created an improved </text:span>remake of the classic game Bomberman <text:span text:style-name="T127">that runs on modern operating systems</text:span></text:p>
              </text:list-item>
              <text:list-item>
                <text:p text:style-name="P51"><text:span text:style-name="T127">Devised and added an all-new competitive mode, featuring dynamic, real-time multiplayer gameplay</text:span></text:p>
              </text:list-item>
              <text:list-item>
                <text:p text:style-name="P52"><text:span text:style-name="T111">Utilized the Java Swing toolkit to design game menus </text:span><text:span text:style-name="T112">and </text:span><text:span text:style-name="T111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72717375452884" text:continue-numbering="true" text:style-name="L1">
              <text:list-item>
                <text:p text:style-name="P53"><text:span text:style-name="T70">Designed and </text:span><text:span text:style-name="T71">built</text:span><text:span text:style-name="T69"> a </text:span><text:span text:style-name="T65">personal website </text:span><text:span text:style-name="T66">from </text:span><text:span text:style-name="T67">the ground up</text:span><text:span text:style-name="T66">, </text:span><text:span text:style-name="T70">utilizing</text:span><text:span text:style-name="T68"> the Bootstrap </text:span><text:span text:style-name="T69">web </text:span><text:span text:style-name="T68">framework</text:span></text:p>
              </text:list-item>
              <text:list-item>
                <text:p text:style-name="P44"><text:span text:style-name="T96">H</text:span><text:span text:style-name="T97">osted page files remotely on UC Berkeley Open Computing Facility servers, via SSH </text:span><text:bookmark text:name="firstHeading1"/><text:span text:style-name="T105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17">Language</text:span> Interpreter <text:span text:style-name="T116">(</text:span>Python)</text:p>
            <text:list xml:id="list172717787000150" text:continue-numbering="true" text:style-name="L1">
              <text:list-item>
                <text:p text:style-name="P54"><text:span text:style-name="T42">Constructed</text:span><text:span text:style-name="T41"> 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/text:p>
              </text:list-item>
              <text:list-item>
                <text:p text:style-name="P45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72717288355501" text:continue-numbering="true" text:style-name="L1">
              <text:list-item>
                <text:p text:style-name="P48"><text:span text:style-name="T126">Developed</text:span> interactive typing program that calculates typing speed and accuracy with every keystroke</text:p>
              </text:list-item>
              <text:list-item>
                <text:p text:style-name="P44"><text:span text:style-name="T61">Programmed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21">XPERIENCE</text:span></text:p>
          </table:table-cell>
          <table:table-cell table:style-name="Table14.A1" office:value-type="string">
            <text:p text:style-name="P19"><text:span text:style-name="T48">California PATH </text:span><text:span text:style-name="T49">(</text:span><text:span text:style-name="Strong_20_Emphasis"><text:span text:style-name="T106">Partners for Advanced Transportation Technology</text:span></text:span><text:span text:style-name="Strong_20_Emphasis"><text:span text:style-name="T107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22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72716386400393" text:continue-numbering="true" text:style-name="L1">
              <text:list-item>
                <text:p text:style-name="P55"><text:span text:style-name="T82">E</text:span><text:span text:style-name="T83">valuate</text:span><text:span text:style-name="T82">d</text:span><text:span text:style-name="T83"> effectiveness</text:span><text:span text:style-name="T72"> </text:span><text:span text:style-name="T76">o</text:span><text:span text:style-name="T83">f</text:span><text:span text:style-name="T72"> </text:span><text:span text:style-name="T76">the Caltrans-</text:span><text:span text:style-name="T77">proposed “</text:span><text:span text:style-name="T76">Yellow Alert” </text:span><text:span text:style-name="T72">intelligent </text:span><text:span text:style-name="T77">transportation</text:span><text:span text:style-name="T76"> system</text:span></text:p>
              </text:list-item>
              <text:list-item>
                <text:p text:style-name="P55"><text:span text:style-name="T81">S</text:span><text:span text:style-name="T78">ynced</text:span><text:span text:style-name="T72"> </text:span><text:span text:style-name="T78">position</text:span><text:span text:style-name="T79">al</text:span><text:span text:style-name="T77">, </text:span><text:span text:style-name="T79">sensor</text:span><text:span text:style-name="T77">, and </text:span><text:span text:style-name="T79">behavioral</text:span><text:span text:style-name="T72"> data </text:span><text:span text:style-name="T81">collected </text:span><text:span text:style-name="T72">from </text:span><text:span text:style-name="T77">driving </text:span><text:span text:style-name="T72">simulation</text:span><text:span text:style-name="T77"> </text:span><text:span text:style-name="T79">test </text:span><text:span text:style-name="T80">trials</text:span></text:p>
              </text:list-item>
              <text:list-item>
                <text:p text:style-name="P43"><text:span text:style-name="T88">Wrote Python scripts to </text:span><text:span text:style-name="T89">automate</text:span><text:span text:style-name="T84"> </text:span><text:span text:style-name="T85">trial</text:span><text:span text:style-name="T84"> data </text:span><text:span text:style-name="T89">analysis</text:span><text:span text:style-name="T86">, </text:span><text:span text:style-name="T88">utilizing </text:span><text:span text:style-name="T87">SciPy, NumPy, </text:span><text:span text:style-name="T88">and Pandas</text:span><text:span text:style-name="T64"> <text:s/></text:span><text:s text:c="7"/><text:span text:style-name="T64"><text:s text:c="2"/></text:span><text:span text:style-name="T43"><text:s text:c="7"/></text:span><text:span text:style-name="T37"><text:s text:c="89"/></text:span><text:span text:style-name="T104"><text:s text:c="15"/></text:span></text:p>
              </text:list-item>
            </text:list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72716331529140" text:continue-numbering="true" text:style-name="L1">
              <text:list-item>
                <text:p text:style-name="P44"><text:span text:style-name="T73">Aided Architecture &amp; Engineering teacher with giving lessons and </text:span><text:span text:style-name="T74">explaining </text:span><text:span text:style-name="T75">provided</text:span><text:span text:style-name="T74"> examples</text:span></text:p>
              </text:list-item>
              <text:list-item>
                <text:p text:style-name="P44"><text:span text:style-name="T73">Guided 30 students on their projects and supervised them during break, learning, and work times</text:span><text:span text:style-name="T43"> <text:s text:c="12"/></text:span><text:span text:style-name="T50"><text:s/></text:span><text:span text:style-name="T43"><text:s text:c="51"/></text:span><text:span text:style-name="T103"><text:s text:c="7"/></text:span><text:span text:style-name="T98"><text:s/></text:span><text:span text:style-name="T43"><text:s text:c="81"/></text:span><text:span text:style-name="T37"><text:s text:c="89"/></text:span><text:span text:style-name="T104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1752443907" text:style-name="L2">
              <text:list-item>
                <text:p text:style-name="P50">Taught programming and circuitry at the library to over 200 students (Python, Javascript, Arduino)</text:p>
              </text:list-item>
              <text:list-item>
                <text:p text:style-name="P46"><text:span text:style-name="T74">Worked with library officials to organize regular weekly workshops and week-long summer camps</text:span><text:span text:style-name="T43"> <text:s text:c="4"/></text:span><text:span text:style-name="T50"><text:s/></text:span><text:span text:style-name="T43"><text:s text:c="51"/></text:span><text:span text:style-name="T103"><text:s text:c="7"/></text:span><text:span text:style-name="T98"><text:s/></text:span><text:span text:style-name="T43"><text:s text:c="81"/></text:span><text:span text:style-name="T37"><text:s text:c="89"/></text:span><text:span text:style-name="T104"><text:s text:c="14"/></text:span></text:p>
              </text:list-item>
            </text:list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108">—</text:span> <text:span text:style-name="T108">BlackRock API Prize </text:span><text:span text:style-name="T109">Winner</text:span></text:p>
            <text:p text:style-name="P4"><text:span text:style-name="T4">Intuit Scholarship Program </text:span><text:span text:style-name="T108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30T17:27:16.088897401</dc:date>
    <meta:editing-duration>P1DT4H39M42S</meta:editing-duration>
    <meta:editing-cycles>216</meta:editing-cycles>
    <meta:document-statistic meta:table-count="12" meta:image-count="6" meta:object-count="0" meta:page-count="1" meta:paragraph-count="66" meta:word-count="441" meta:character-count="5803" meta:non-whitespace-character-count="2710"/>
  </office:meta>
</office:document-meta>
</file>